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Funcionario</text:p>
          </table:table-cell>
          <table:table-cell table:style-name="ce1" office:value-type="string" calcext:value-type="string">
            <text:p>Est.civil</text:p>
          </table:table-cell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Filhos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Meses</text:p>
          </table:table-cell>
          <table:table-cell table:style-name="ce1" office:value-type="string" calcext:value-type="string">
            <text:p>Regiao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56" calcext:value-type="float">
            <text:p>4.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66" calcext:value-type="float">
            <text:p>6.6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12" calcext:value-type="float">
            <text:p>8.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8.46" calcext:value-type="float">
            <text:p>8.4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8.74" calcext:value-type="float">
            <text:p>8.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.95" calcext:value-type="float">
            <text:p>8.9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.35" calcext:value-type="float">
            <text:p>9.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.77" calcext:value-type="float">
            <text:p>9.7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0.53" calcext:value-type="float">
            <text:p>10.5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0.76" calcext:value-type="float">
            <text:p>10.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79" calcext:value-type="float">
            <text:p>12.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1o Grau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3.85" calcext:value-type="float">
            <text:p>13.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.69" calcext:value-type="float">
            <text:p>14.6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71" calcext:value-type="float">
            <text:p>14.7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.99" calcext:value-type="float">
            <text:p>15.9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6.22" calcext:value-type="float">
            <text:p>16.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utro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61" calcext:value-type="float">
            <text:p>16.6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26" calcext:value-type="float">
            <text:p>17.2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olteiro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2o Gra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apital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asado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terior</text:p>
          </table:table-cell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7:17:57.816808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28:45.330281439</meta:creation-date>
    <dc:date>2015-11-11T17:20:10.264959412</dc:date>
    <meta:editing-duration>PT4M31S</meta:editing-duration>
    <meta:editing-cycles>3</meta:editing-cycles>
    <meta:generator>LibreOffice/5.0.3.2$Linux_X86_64 LibreOffice_project/00m0$Build-2</meta:generator>
    <meta:document-statistic meta:table-count="1" meta:cell-count="296" meta:object-count="0"/>
  </office:meta>
</office:document-meta>
</file>